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10_10-30-03_000.jpg</text:p>
          </table:table-cell>
          <table:table-cell table:style-name="ce15" office:value-type="string">
            <text:p>:m list / research / 調べること / トンボ、ツル、他</text:p>
          </table:table-cell>
          <table:table-cell table:style-name="ce3"/>
          <table:table-cell table:style-name="ce3"/>
          <table:table-cell table:style-name="ce3" office:value-type="string">
            <text:p>N-35-35-28.49 E-139-34-49.38</text:p>
          </table:table-cell>
          <table:table-cell table:style-name="ce27" table:formula="of:=IF([.E2]=&quot;&quot;;[.C2];CONCATENATE([.C2];&quot; / &quot;;[.E2]))" office:value-type="string" office:string-value=":m list / research / 調べること / トンボ、ツル、他">
            <text:p>:m list / research / 調べること / トンボ、ツル、他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10_10-51-55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9 E-139-34-49.71</text:p>
          </table:table-cell>
          <table:table-cell table:style-name="ce27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10_15-42-09_000.jpg</text:p>
          </table:table-cell>
          <table:table-cell table:style-name="ce15" office:value-type="string">
            <text:p>:m 1-2*2 RES / 245 / 『古典場から量子場への道』　高橋康 / p.103</text:p>
          </table:table-cell>
          <table:table-cell table:style-name="ce20"/>
          <table:table-cell table:style-name="ce3"/>
          <table:table-cell table:style-name="ce3" office:value-type="string">
            <text:p>N-35-35-28.66 E-139-34-49.38</text:p>
          </table:table-cell>
          <table:table-cell table:style-name="ce27" table:formula="of:=IF([.E4]=&quot;&quot;;[.C4];CONCATENATE([.C4];&quot; / &quot;;[.E4]))" office:value-type="string" office:string-value=":m 1-2*2 RES / 245 / 『古典場から量子場への道』　高橋康 / p.103">
            <text:p>:m 1-2*2 RES / 245 / 『古典場から量子場への道』　高橋康 / p.10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9-12-10_18-41-14_000.jpg</text:p>
          </table:table-cell>
          <table:table-cell table:style-name="ce15" office:value-type="string">
            <text:p>:m music / log / gt / || s.1:et-6,r,patt-20(1).n,for=flamenco:tremolo,R=1,score+ || s.2:et-6,r,patt-21(1).n,for=flamenco:picado,score+,chord=Bm+9;C7,R=2 || s.3:et-6,r,patt-20(1).n,for=flamenco:stroe,score+,t.60,chord=F#m;G#m,R=3</text:p>
          </table:table-cell>
          <table:table-cell table:style-name="ce19"/>
          <table:table-cell table:style-name="ce3"/>
          <table:table-cell table:style-name="ce3" office:value-type="string">
            <text:p>N-35-35-28.63 E-139-34-49.27</text:p>
          </table:table-cell>
          <table:table-cell table:style-name="ce27" table:formula="of:=IF([.E5]=&quot;&quot;;[.C5];CONCATENATE([.C5];&quot; / &quot;;[.E5]))" office:value-type="string" office:string-value=":m music / log / gt / || s.1:et-6,r,patt-20(1).n,for=flamenco:tremolo,R=1,score+ || s.2:et-6,r,patt-21(1).n,for=flamenco:picado,score+,chord=Bm+9;C7,R=2 || s.3:et-6,r,patt-20(1).n,for=flamenco:stroe,score+,t.60,chord=F#m;G#m,R=3">
            <text:p>:m music / log / gt / || s.1:et-6,r,patt-20(1).n,for=flamenco:tremolo,R=1,score+ || s.2:et-6,r,patt-21(1).n,for=flamenco:picado,score+,chord=Bm+9;C7,R=2 || s.3:et-6,r,patt-20(1).n,for=flamenco:stroe,score+,t.60,chord=F#m;G#m,R=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10_20-45-46_000.jpg</text:p>
          </table:table-cell>
          <table:table-cell table:style-name="ce15" office:value-type="string">
            <text:p>:m 食べた物</text:p>
          </table:table-cell>
          <table:table-cell table:style-name="ce19"/>
          <table:table-cell table:style-name="ce3"/>
          <table:table-cell table:style-name="ce3" office:value-type="string">
            <text:p>N-35-35-28.23 E-139-34-49.22</text:p>
          </table:table-cell>
          <table:table-cell table:style-name="ce27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11_00-47-56_000.jpg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style-name="ce3"/>
          <table:table-cell table:style-name="ce3" office:value-type="string">
            <text:p>N-35-35-28.33 E-139-34-49.11</text:p>
          </table:table-cell>
          <table:table-cell table:style-name="ce27" table:formula="of:=IF([.E7]=&quot;&quot;;[.C7];CONCATENATE([.C7];&quot; / &quot;;[.E7]))" office:value-type="string" office:string-value=":m :PHOTO 寝た時刻 / 2019">
            <text:p>:m :PHOTO 寝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11_05-53-39_000.jpg</text:p>
          </table:table-cell>
          <table:table-cell table:style-name="ce15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4 E-139-34-49.71</text:p>
          </table:table-cell>
          <table:table-cell table:style-name="ce27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11_06-07-04_000.jpg</text:p>
          </table:table-cell>
          <table:table-cell table:style-name="ce15" office:value-type="string">
            <text:p>:m other / 記録　文書 / @自室 / 祈り / 祈りの言葉、単語のリスト / version=1</text:p>
          </table:table-cell>
          <table:table-cell table:style-name="ce15"/>
          <table:table-cell table:style-name="ce3"/>
          <table:table-cell table:style-name="ce3" office:value-type="string">
            <text:p>N-35-35-28.41 E-139-34-48.89</text:p>
          </table:table-cell>
          <table:table-cell table:style-name="ce27" table:formula="of:=IF([.E9]=&quot;&quot;;[.C9];CONCATENATE([.C9];&quot; / &quot;;[.E9]))" office:value-type="string" office:string-value=":m other / 記録　文書 / @自室 / 祈り / 祈りの言葉、単語のリスト / version=1">
            <text:p>:m other / 記録　文書 / @自室 / 祈り / 祈りの言葉、単語のリスト / version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9-03_03-07-27_000.m4a</text:p>
          </table:table-cell>
          <table:table-cell table:style-name="ce15" office:value-type="string">
            <text:p>:VOICE-MEMO / @自宅 / thoughts,考え / FXのプログラミング / プラスパーセントの利回りを取れるようになる、ものの見方が変わる</text:p>
          </table:table-cell>
          <table:table-cell table:style-name="ce15"/>
          <table:table-cell table:style-name="ce3"/>
          <table:table-cell table:style-name="ce3"/>
          <table:table-cell table:style-name="ce27" table:formula="of:=IF([.E10]=&quot;&quot;;[.C10];CONCATENATE([.C10];&quot; / &quot;;[.E10]))" office:value-type="string" office:string-value=":VOICE-MEMO / @自宅 / thoughts,考え / FXのプログラミング / プラスパーセントの利回りを取れるようになる、ものの見方が変わる">
            <text:p>:VOICE-MEMO / @自宅 / thoughts,考え / FXのプログラミング / プラスパーセントの利回りを取れるようになる、ものの見方が変わる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9-03_03-09-00_000.m4a</text:p>
          </table:table-cell>
          <table:table-cell table:style-name="ce15" office:value-type="string">
            <text:p>:VOICE-MEMO / @自宅 / thoughts,考え / FXのプログラミング / プラスパーセントの利回りを取れるようになる、ものの「見方」が変わる、ではなくて、ものの「見え方」が変わる、「あれ、ここに、こんなものがあったっけ？」</text:p>
          </table:table-cell>
          <table:table-cell table:style-name="ce12"/>
          <table:table-cell table:style-name="ce3"/>
          <table:table-cell table:style-name="ce3"/>
          <table:table-cell table:style-name="ce27" table:formula="of:=IF([.E11]=&quot;&quot;;[.C11];CONCATENATE([.C11];&quot; / &quot;;[.E11]))" office:value-type="string" office:string-value=":VOICE-MEMO / @自宅 / thoughts,考え / FXのプログラミング / プラスパーセントの利回りを取れるようになる、ものの「見方」が変わる、ではなくて、ものの「見え方」が変わる、「あれ、ここに、こんなものがあったっけ？」">
            <text:p>:VOICE-MEMO / @自宅 / thoughts,考え / FXのプログラミング / プラスパーセントの利回りを取れるようになる、ものの「見方」が変わる、ではなくて、ものの「見え方」が変わる、「あれ、ここに、こんなものがあったっけ？」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9-03_08-42-19_000.m4a</text:p>
          </table:table-cell>
          <table:table-cell table:style-name="ce15" office:value-type="string">
            <text:p>:VOICE-MEMO / @自宅 / diary / 出来事 / 近くの自転車屋、自販機の前、子供がボタンを押そうとしている</text:p>
          </table:table-cell>
          <table:table-cell table:style-name="ce14"/>
          <table:table-cell table:style-name="ce3"/>
          <table:table-cell table:style-name="ce3"/>
          <table:table-cell table:style-name="ce27" table:formula="of:=IF([.E12]=&quot;&quot;;[.C12];CONCATENATE([.C12];&quot; / &quot;;[.E12]))" office:value-type="string" office:string-value=":VOICE-MEMO / @自宅 / diary / 出来事 / 近くの自転車屋、自販機の前、子供がボタンを押そうとしている">
            <text:p>:VOICE-MEMO / @自宅 / diary / 出来事 / 近くの自転車屋、自販機の前、子供がボタンを押そうとしている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9-03_09-07-08_000.m4a</text:p>
          </table:table-cell>
          <table:table-cell table:style-name="ce15" office:value-type="string">
            <text:p>:VOICE-MEMO / @自宅 / diary / やったこと / シェーバーを買った、ケーズデンキで、回転式</text:p>
          </table:table-cell>
          <table:table-cell table:style-name="ce15"/>
          <table:table-cell table:style-name="ce3"/>
          <table:table-cell table:style-name="ce3"/>
          <table:table-cell table:style-name="ce27" table:formula="of:=IF([.E13]=&quot;&quot;;[.C13];CONCATENATE([.C13];&quot; / &quot;;[.E13]))" office:value-type="string" office:string-value=":VOICE-MEMO / @自宅 / diary / やったこと / シェーバーを買った、ケーズデンキで、回転式">
            <text:p>:VOICE-MEMO / @自宅 / diary / やったこと / シェーバーを買った、ケーズデンキで、回転式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9-03_17-21-13_000.m4a</text:p>
          </table:table-cell>
          <table:table-cell table:style-name="ce14" office:value-type="string">
            <text:p>:VOICE-MEMO / @自室 / 記録 / guitar,gt / g-0903-1 / te-8.N I.f.=sec-1(ch-16),２弦を、左指でミュート,R=1</text:p>
          </table:table-cell>
          <table:table-cell table:style-name="ce19"/>
          <table:table-cell table:style-name="ce3"/>
          <table:table-cell table:style-name="ce3"/>
          <table:table-cell table:style-name="ce27" table:formula="of:=IF([.E14]=&quot;&quot;;[.C14];CONCATENATE([.C14];&quot; / &quot;;[.E14]))" office:value-type="string" office:string-value=":VOICE-MEMO / @自室 / 記録 / guitar,gt / g-0903-1 / te-8.N I.f.=sec-1(ch-16),２弦を、左指でミュート,R=1">
            <text:p>:VOICE-MEMO / @自室 / 記録 / guitar,gt / g-0903-1 / te-8.N I.f.=sec-1(ch-16),２弦を、左指でミュート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9-03_17-23-45_000.m4a</text:p>
          </table:table-cell>
          <table:table-cell table:style-name="ce14" office:value-type="string">
            <text:p>:VOICE-MEMO / @自室 / 記録 / guitar,gt / g-0903-2 / te-9.N ３弦を同時にスライド,R=2</text:p>
          </table:table-cell>
          <table:table-cell table:style-name="ce14"/>
          <table:table-cell table:style-name="ce3"/>
          <table:table-cell table:style-name="ce3"/>
          <table:table-cell table:style-name="ce27" table:formula="of:=IF([.E15]=&quot;&quot;;[.C15];CONCATENATE([.C15];&quot; / &quot;;[.E15]))" office:value-type="string" office:string-value=":VOICE-MEMO / @自室 / 記録 / guitar,gt / g-0903-2 / te-9.N ３弦を同時にスライド,R=2">
            <text:p>:VOICE-MEMO / @自室 / 記録 / guitar,gt / g-0903-2 / te-9.N ３弦を同時にスライド,R=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9-03_17-34-21_000.m4a</text:p>
          </table:table-cell>
          <table:table-cell table:style-name="ce14" office:value-type="string">
            <text:p>:VOICE-MEMO / @自室 / 記録 / guitar,gt / g-0903-3 / f-39.N type=blues-like,ins=g+h,k.G,R=3,score=harmonica</text:p>
          </table:table-cell>
          <table:table-cell table:style-name="ce15"/>
          <table:table-cell table:style-name="ce3"/>
          <table:table-cell table:style-name="ce3"/>
          <table:table-cell table:style-name="ce27" table:formula="of:=IF([.E16]=&quot;&quot;;[.C16];CONCATENATE([.C16];&quot; / &quot;;[.E16]))" office:value-type="string" office:string-value=":VOICE-MEMO / @自室 / 記録 / guitar,gt / g-0903-3 / f-39.N type=blues-like,ins=g+h,k.G,R=3,score=harmonica">
            <text:p>:VOICE-MEMO / @自室 / 記録 / guitar,gt / g-0903-3 / f-39.N type=blues-like,ins=g+h,k.G,R=3,score=harmonica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9-03_17-46-34_000.m4a</text:p>
          </table:table-cell>
          <table:table-cell table:style-name="ce14" office:value-type="string">
            <text:p>:VOICE-MEMO / @自室 / 記録 / guitar,gt / g-0903-4 / f-40.N R=4,cp=c.p.-7</text:p>
          </table:table-cell>
          <table:table-cell table:style-name="ce15"/>
          <table:table-cell table:style-name="ce3"/>
          <table:table-cell table:style-name="ce3"/>
          <table:table-cell table:style-name="ce27" table:formula="of:=IF([.E17]=&quot;&quot;;[.C17];CONCATENATE([.C17];&quot; / &quot;;[.E17]))" office:value-type="string" office:string-value=":VOICE-MEMO / @自室 / 記録 / guitar,gt / g-0903-4 / f-40.N R=4,cp=c.p.-7">
            <text:p>:VOICE-MEMO / @自室 / 記録 / guitar,gt / g-0903-4 / f-40.N R=4,cp=c.p.-7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9-03_17-57-17_000.m4a</text:p>
          </table:table-cell>
          <table:table-cell table:style-name="ce14" office:value-type="string">
            <text:p>:VOICE-MEMO / @自室 / 記録 / guitar,gt / g-0903-5 / f-36 var-1,rev+,score=harmonica,R=5</text:p>
          </table:table-cell>
          <table:table-cell table:style-name="ce12"/>
          <table:table-cell table:style-name="ce3"/>
          <table:table-cell table:style-name="ce3"/>
          <table:table-cell table:style-name="ce27" table:formula="of:=IF([.E18]=&quot;&quot;;[.C18];CONCATENATE([.C18];&quot; / &quot;;[.E18]))" office:value-type="string" office:string-value=":VOICE-MEMO / @自室 / 記録 / guitar,gt / g-0903-5 / f-36 var-1,rev+,score=harmonica,R=5">
            <text:p>:VOICE-MEMO / @自室 / 記録 / guitar,gt / g-0903-5 / f-36 var-1,rev+,score=harmonica,R=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9-03_18-25-24_000.m4a</text:p>
          </table:table-cell>
          <table:table-cell table:style-name="ce14" office:value-type="string">
            <text:p>:VOICE-MEMO / @自室 / 記録 / guitar,gt / g-0903-6 / c.p.-9.N email-3,memo+,cp=Ⅵm-Ⅲm-Ⅶ-Im,R=6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室 / 記録 / guitar,gt / g-0903-6 / c.p.-9.N email-3,memo+,cp=Ⅵm-Ⅲm-Ⅶ-Im,R=6">
            <text:p>:VOICE-MEMO / @自室 / 記録 / guitar,gt / g-0903-6 / c.p.-9.N email-3,memo+,cp=Ⅵm-Ⅲm-Ⅶ-Im,R=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9-03_19-46-00_000.m4a</text:p>
          </table:table-cell>
          <table:table-cell table:style-name="ce15" office:value-type="string">
            <text:p>:VOICE-MEMO / @自宅 / idea / fx-prog / １本１本ごと、maxのhighとlowを記録して、そのデータから法則を探る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宅 / idea / fx-prog / １本１本ごと、maxのhighとlowを記録して、そのデータから法則を探る">
            <text:p>:VOICE-MEMO / @自宅 / idea / fx-prog / １本１本ごと、maxのhighとlowを記録して、そのデータから法則を探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10_17-49-59_000.mov</text:p>
          </table:table-cell>
          <table:table-cell table:style-name="ce6" office:value-type="string">
            <text:p>:VIDEO / @自宅 / メモ / guitar,gt / 演奏、play / g-1210-1 / et-6 r,patt-20(1).n,for=flamenco:tremolo,score+,R=1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IDEO / @自宅 / メモ / guitar,gt / 演奏、play / g-1210-1 / et-6 r,patt-20(1).n,for=flamenco:tremolo,score+,R=1">
            <text:p>:VIDEO / @自宅 / メモ / guitar,gt / 演奏、play / g-1210-1 / et-6 r,patt-20(1).n,for=flamenco:tremolo,score+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0_18-04-58_000.mov</text:p>
          </table:table-cell>
          <table:table-cell table:style-name="ce6" office:value-type="string">
            <text:p>:VIDEO / @自宅 / メモ / guitar,gt / 演奏、play / g-1210-2 / et-6 r,patt-21(1).n,for=flamenco:picado,score+,chord=Bm+9;C7,R=2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IDEO / @自宅 / メモ / guitar,gt / 演奏、play / g-1210-2 / et-6 r,patt-21(1).n,for=flamenco:picado,score+,chord=Bm+9;C7,R=2">
            <text:p>:VIDEO / @自宅 / メモ / guitar,gt / 演奏、play / g-1210-2 / et-6 r,patt-21(1).n,for=flamenco:picado,score+,chord=Bm+9;C7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10_18-33-07_000.mov</text:p>
          </table:table-cell>
          <table:table-cell table:style-name="ce6" office:value-type="string">
            <text:p>:VIDEO / @自宅 / メモ / guitar,gt / 演奏、play / g-1210-3 / et-6 r,patt-20(1).n,for=flamenco:stroe,score+,t.60,chord=F#m;G#m,R=3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IDEO / @自宅 / メモ / guitar,gt / 演奏、play / g-1210-3 / et-6 r,patt-20(1).n,for=flamenco:stroe,score+,t.60,chord=F#m;G#m,R=3">
            <text:p>:VIDEO / @自宅 / メモ / guitar,gt / 演奏、play / g-1210-3 / et-6 r,patt-20(1).n,for=flamenco:stroe,score+,t.60,chord=F#m;G#m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11_06-51-37_000.mov</text:p>
          </table:table-cell>
          <table:table-cell table:style-name="ce6" office:value-type="string">
            <text:p>:VIDEO / @自宅 / 体操 / 朝 / ランニング / vars / 腕を動かすタイミング、脚に合わせる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IDEO / @自宅 / 体操 / 朝 / ランニング / vars / 腕を動かすタイミング、脚に合わせる">
            <text:p>:VIDEO / @自宅 / 体操 / 朝 / ランニング / vars / 腕を動かすタイミング、脚に合わせ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41">
            <text:p>4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4">
            <text:p>24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4])" office:value-type="float" office:value="23">
            <text:p>23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4];[.B24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4];[.B24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1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1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2019/12/11</text:date>, <text:time>11:50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1T11:50:36.94</dc:date>
    <dc:creator>iwabuchi ken</dc:creator>
    <meta:editing-duration>P14DT12H4M59S</meta:editing-duration>
    <meta:editing-cycles>5831</meta:editing-cycles>
    <meta:document-statistic meta:table-count="1" meta:cell-count="757" meta:object-count="0"/>
  </office:meta>
</office:document-meta>
</file>